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2">
      <style:table-properties style:width="15.03cm" fo:margin-left="0.00882cm" table:align="left"/>
    </style:style>
    <style:style style:family="table-column" style:name="co3">
      <style:table-column-properties style:column-width="7.516cm"/>
    </style:style>
    <style:style style:family="table-column" style:name="co4">
      <style:table-column-properties style:column-width="7.515cm"/>
    </style:style>
    <style:style style:family="table-row" style:name="ro2">
      <style:table-row-properties/>
    </style:style>
    <style:style style:family="table-cell" style:name="ce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44">
      <style:text-properties fo:font-size="10pt"/>
      <style:paragraph-properties/>
    </style:style>
    <style:style style:family="text" style:name="T30">
      <style:text-properties fo:font-size="10pt" fo:language="pt" fo:country="BR"/>
    </style:style>
    <style:style style:family="text" style:name="T31">
      <style:text-properties fo:font-size="10pt" fo:language="pt" fo:country="PT"/>
    </style:style>
    <style:style style:family="table-cell" style:name="ce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49">
      <style:text-properties fo:font-size="10pt"/>
      <style:paragraph-properties/>
    </style:style>
    <style:style style:family="text" style:name="T32">
      <style:text-properties fo:font-size="10pt" fo:language="pt" fo:country="BR"/>
    </style:style>
    <style:style style:family="text" style:name="T33">
      <style:text-properties fo:font-family="Calibri" style:font-family-complex="Calibri" fo:font-size="10pt" fo:language="pt" fo:country="BR"/>
    </style:style>
    <style:style style:family="text" style:name="T34">
      <style:text-properties fo:font-family="Calibri" style:font-family-complex="Calibri" fo:font-size="10pt" fo:language="pt" fo:country="BR"/>
    </style:style>
    <style:style style:family="text" style:name="T35">
      <style:text-properties fo:font-family="Calibri" style:font-family-complex="Calibri" fo:font-size="10pt" fo:language="pt" fo:country="BR"/>
    </style:style>
    <style:style style:family="table-row" style:name="ro4">
      <style:table-row-properties/>
    </style:style>
    <style:style style:family="table-cell" style:name="ce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0">
      <style:text-properties fo:font-size="10pt" fo:language="pt" fo:country="BR"/>
      <style:paragraph-properties/>
    </style:style>
    <style:style style:family="text" style:name="T36">
      <style:text-properties fo:font-size="10pt" fo:language="pt" fo:country="BR"/>
    </style:style>
    <style:style style:family="table-cell" style:name="ce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1">
      <style:text-properties fo:font-size="10pt"/>
      <style:paragraph-properties/>
    </style:style>
    <style:style style:family="text" style:name="T37">
      <style:text-properties fo:font-size="10pt" fo:language="pt" fo:country="BR"/>
    </style:style>
    <style:style style:family="text" style:name="T38">
      <style:text-properties fo:font-family="Calibri" style:font-family-complex="Calibri" fo:font-size="10pt" fo:language="pt" fo:country="BR"/>
    </style:style>
    <style:style style:family="table-row" style:name="ro5">
      <style:table-row-properties/>
    </style:style>
    <style:style style:family="table-cell" style:name="ce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2">
      <style:text-properties fo:font-size="10pt" fo:language="pt" fo:country="BR"/>
      <style:paragraph-properties/>
    </style:style>
    <style:style style:family="text" style:name="T39">
      <style:text-properties fo:font-size="10pt" fo:language="pt" fo:country="BR"/>
    </style:style>
    <style:style style:family="table-cell" style:name="ce1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3">
      <style:text-properties fo:font-size="10pt"/>
      <style:paragraph-properties/>
    </style:style>
    <style:style style:family="text" style:name="T40">
      <style:text-properties fo:font-size="10pt"/>
    </style:style>
    <style:style style:family="table-row" style:name="ro6">
      <style:table-row-properties style:min-row-height="4.449cm"/>
    </style:style>
    <style:style style:family="table-cell" style:name="ce1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4">
      <style:text-properties fo:font-size="10pt"/>
      <style:paragraph-properties/>
    </style:style>
    <style:style style:family="text" style:name="T41">
      <style:text-properties fo:font-size="10pt" fo:language="pt" fo:country="PT"/>
    </style:style>
    <style:style style:family="text" style:name="T42">
      <style:text-properties fo:font-size="10pt" fo:language="pt" fo:country="PT"/>
    </style:style>
    <style:style style:family="text" style:name="T43">
      <style:text-properties fo:font-size="10pt" fo:language="pt" fo:country="PT"/>
    </style:style>
    <style:style style:family="text" style:name="T44">
      <style:text-properties fo:font-size="10pt" fo:language="pt" fo:country="PT"/>
    </style:style>
    <style:style style:family="text" style:name="T45">
      <style:text-properties fo:font-size="10pt" fo:language="pt" fo:country="PT"/>
    </style:style>
    <style:style style:family="table-cell" style:name="ce1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5">
      <style:text-properties fo:font-size="10pt" fo:language="pt" fo:country="BR"/>
      <style:paragraph-properties/>
    </style:style>
    <style:style style:family="text" style:name="T46">
      <style:text-properties fo:color="#ff0000" fo:font-size="10pt" fo:language="pt" fo:country="BR" fo:font-weight="bold"/>
    </style:style>
    <style:style style:family="table-row" style:name="ro7">
      <style:table-row-properties style:min-row-height="4.135cm"/>
    </style:style>
    <style:style style:family="table-cell" style:name="ce1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6">
      <style:text-properties fo:font-size="10pt" fo:language="pt" fo:country="BR"/>
      <style:paragraph-properties/>
    </style:style>
    <style:style style:family="text" style:name="T47">
      <style:text-properties fo:font-size="10pt" fo:language="pt" fo:country="BR"/>
    </style:style>
    <style:style style:family="table-cell" style:name="ce1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7">
      <style:text-properties fo:font-size="10pt" fo:language="pt" fo:country="BR"/>
      <style:paragraph-properties/>
    </style:style>
    <style:style style:family="text" style:name="T48">
      <style:text-properties fo:color="#ff0000" fo:font-size="10pt" fo:language="pt" fo:country="BR" fo:font-weight="bold"/>
    </style:style>
    <style:style style:family="table-row" style:name="ro8">
      <style:table-row-properties style:min-row-height="4.459cm"/>
    </style:style>
    <style:style style:family="table-cell" style:name="ce1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8">
      <style:text-properties fo:font-size="10pt" fo:language="pt" fo:country="BR"/>
      <style:paragraph-properties/>
    </style:style>
    <style:style style:family="text" style:name="T49">
      <style:text-properties fo:font-size="10pt" fo:language="pt" fo:country="BR"/>
    </style:style>
    <style:style style:family="table-cell" style:name="ce1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59">
      <style:text-properties fo:font-size="10pt" fo:language="pt" fo:country="BR"/>
      <style:paragraph-properties/>
    </style:style>
    <style:style style:family="text" style:name="T50">
      <style:text-properties fo:color="#ff0000" fo:font-size="10pt" fo:language="pt" fo:country="BR" fo:font-weight="bold"/>
    </style:style>
    <style:style style:family="table-row" style:name="ro9">
      <style:table-row-properties style:min-row-height="4.219cm"/>
    </style:style>
    <style:style style:family="table-cell" style:name="ce1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60">
      <style:text-properties fo:font-size="10pt" fo:language="pt" fo:country="BR"/>
      <style:paragraph-properties/>
    </style:style>
    <style:style style:family="text" style:name="T51">
      <style:text-properties fo:font-size="10pt" fo:language="pt" fo:country="BR"/>
    </style:style>
    <style:style style:family="table-cell" style:name="ce1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61">
      <style:text-properties fo:font-size="10pt" fo:language="pt" fo:country="BR"/>
      <style:paragraph-properties/>
    </style:style>
    <style:style style:family="text" style:name="T52">
      <style:text-properties fo:color="#ff0000" fo:font-size="10pt" fo:language="pt" fo:country="BR" fo:font-weight="bold"/>
    </style:style>
    <style:style style:family="text" style:name="T53">
      <style:text-properties fo:color="#ff0000" fo:font-size="10pt" fo:language="pt" fo:country="BR" fo:font-weight="bold"/>
    </style:style>
    <style:style style:family="table-row" style:name="ro10">
      <style:table-row-properties style:min-row-height="3.558cm"/>
    </style:style>
    <style:style style:family="table-cell" style:name="ce1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62">
      <style:text-properties fo:font-size="10pt" fo:language="pt" fo:country="BR"/>
      <style:paragraph-properties/>
    </style:style>
    <style:style style:family="text" style:name="T54">
      <style:text-properties fo:font-size="10pt" fo:language="pt" fo:country="BR"/>
    </style:style>
    <style:style style:family="table-cell" style:name="ce2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48" style:family="paragraph" style:name="P63">
      <style:text-properties fo:font-size="10pt" fo:language="pt" fo:country="BR"/>
      <style:paragraph-properties/>
    </style:style>
    <style:style style:family="text" style:name="T55">
      <style:text-properties fo:color="#ff0000" fo:font-size="10pt" fo:language="pt" fo:country="BR" fo:font-weight="bold"/>
    </style:style>
    <style:style style:parent-style-name="648" style:list-style-name="WWNum1" style:family="paragraph" style:name="P64">
      <style:paragraph-properties/>
    </style:style>
  </office:automatic-styles>
  <office:body>
    <office:text text:use-soft-page-breaks="true">
      <table:table table:style-name="ta2">
        <table:table-columns>
          <table:table-column table:style-name="co3"/>
          <table:table-column table:style-name="co4"/>
        </table:table-columns>
        <table:table-row table:style-name="ro2">
          <table:table-cell table:style-name="ce3">
            <text:list>
              <text:list-item>
                <text:h text:outline-level="10" text:restart-numbering="0" text:is-list-header="0" text:style-name="P44"><text:span text:style-name="T30">ALUNO1:</text:span><text:span text:style-name="T31">kauan inacio roberto</text:span><text:span/></text:h>
              </text:list-item>
            </text:list>
          </table:table-cell>
          <table:table-cell table:style-name="ce6">
            <text:list>
              <text:list-item>
                <text:h text:outline-level="10" text:restart-numbering="0" text:is-list-header="0" text:style-name="P49"><text:span text:style-name="T32">N</text:span><text:span text:style-name="T33">°:</text:span><text:span text:style-name="T34"><text:s/></text:span><text:span text:style-name="T35">15</text:span><text:span/></text:h>
              </text:list-item>
            </text:list>
          </table:table-cell>
        </table:table-row>
        <table:table-row table:style-name="ro4">
          <table:table-cell table:style-name="ce7">
            <text:list>
              <text:list-item>
                <text:h text:outline-level="10" text:restart-numbering="0" text:is-list-header="0" text:style-name="P50"><text:span text:style-name="T36">ALUNO2:</text:span><text:span/></text:h>
              </text:list-item>
            </text:list>
          </table:table-cell>
          <table:table-cell table:style-name="ce8">
            <text:list>
              <text:list-item>
                <text:h text:outline-level="10" text:restart-numbering="0" text:is-list-header="0" text:style-name="P51"><text:span text:style-name="T37">N</text:span><text:span text:style-name="T38">°:</text:span><text:span/></text:h>
              </text:list-item>
            </text:list>
          </table:table-cell>
        </table:table-row>
        <table:table-row table:style-name="ro5">
          <table:table-cell table:style-name="ce9">
            <text:list>
              <text:list-item>
                <text:h text:outline-level="10" text:restart-numbering="0" text:is-list-header="0" text:style-name="P52"><text:span text:style-name="T39">NOME DO PROJETO:</text:span><text:span/></text:h>
              </text:list-item>
            </text:list>
          </table:table-cell>
          <table:table-cell table:style-name="ce10">
            <text:list>
              <text:list-item>
                <text:h text:outline-level="10" text:restart-numbering="0" text:is-list-header="0" text:style-name="P53"><text:span text:style-name="T40"/><text:span/></text:h>
              </text:list-item>
            </text:list>
          </table:table-cell>
        </table:table-row>
        <table:table-row table:style-name="ro6">
          <table:table-cell table:style-name="ce11">
            <text:list>
              <text:list-item>
                <text:h text:outline-level="10" text:restart-numbering="0" text:is-list-header="0" text:style-name="P54"><text:span text:style-name="T41">OBJETIVOS PRINCIPAL DO PROJETO: loja de jogos em portugu</text:span><text:span text:style-name="T42">ês, jogos de aç</text:span><text:span text:style-name="T43">ão, com recomendaç</text:span><text:span text:style-name="T44">ão de jogos para compra, avaliaç</text:span><text:span text:style-name="T45">ão de 0 a 5, com um lugar para desenvolvedores publicarem seus jogos, com aba de favoritos e carrinho de compras,data de lançamento, empresa que desenvolveu </text:span><text:span/></text:h>
              </text:list-item>
            </text:list>
          </table:table-cell>
          <table:table-cell table:style-name="ce12">
            <text:list>
              <text:list-item>
                <text:h text:outline-level="10" text:restart-numbering="0" text:is-list-header="0" text:style-name="P55"><text:span text:style-name="T46">Detalhe aqui qual o que deve ser solucionado</text:span><text:span/></text:h>
              </text:list-item>
            </text:list>
          </table:table-cell>
        </table:table-row>
        <table:table-row table:style-name="ro7">
          <table:table-cell table:style-name="ce13">
            <text:list>
              <text:list-item>
                <text:h text:outline-level="10" text:restart-numbering="0" text:is-list-header="0" text:style-name="P56"><text:span text:style-name="T47">Formulários:</text:span><text:span/></text:h>
              </text:list-item>
            </text:list>
          </table:table-cell>
          <table:table-cell table:style-name="ce14">
            <text:list>
              <text:list-item>
                <text:h text:outline-level="10" text:restart-numbering="0" text:is-list-header="0" text:style-name="P57"><text:span text:style-name="T48">Quantos formulários de coleta de dados você acredita que o seu projeto deve ter?</text:span><text:span/></text:h>
              </text:list-item>
            </text:list>
          </table:table-cell>
        </table:table-row>
        <table:table-row table:style-name="ro8">
          <table:table-cell table:style-name="ce15">
            <text:list>
              <text:list-item>
                <text:h text:outline-level="10" text:restart-numbering="0" text:is-list-header="0" text:style-name="P58"><text:span text:style-name="T49">Tabelas no BD</text:span><text:span/></text:h>
              </text:list-item>
            </text:list>
          </table:table-cell>
          <table:table-cell table:style-name="ce16">
            <text:list>
              <text:list-item>
                <text:h text:outline-level="10" text:restart-numbering="0" text:is-list-header="0" text:style-name="P59"><text:span text:style-name="T50">Considerando os formulários de coletas, quantas as tabelas você acredita que devem ser criadas no BD e quais são elas?</text:span><text:span/></text:h>
              </text:list-item>
            </text:list>
          </table:table-cell>
        </table:table-row>
        <table:table-row table:style-name="ro9">
          <table:table-cell table:style-name="ce17">
            <text:list>
              <text:list-item>
                <text:h text:outline-level="10" text:restart-numbering="0" text:is-list-header="0" text:style-name="P60"><text:span text:style-name="T51">Relatórios</text:span><text:span/></text:h>
              </text:list-item>
            </text:list>
          </table:table-cell>
          <table:table-cell table:style-name="ce18">
            <text:list>
              <text:list-item>
                <text:h text:outline-level="10" text:restart-numbering="0" text:is-list-header="0" text:style-name="P61"><text:span text:style-name="T52">Os relatórios (São apresentados no formato de relatório simples, carrinho de compra ou agenda individual/pessoal).</text:span><text:span text:style-name="T53"/><text:span/></text:h>
              </text:list-item>
            </text:list>
          </table:table-cell>
        </table:table-row>
        <table:table-row table:style-name="ro10">
          <table:table-cell table:style-name="ce19">
            <text:list>
              <text:list-item>
                <text:h text:outline-level="10" text:restart-numbering="0" text:is-list-header="0" text:style-name="P62"><text:span text:style-name="T54">Outros:</text:span><text:span/></text:h>
              </text:list-item>
            </text:list>
          </table:table-cell>
          <table:table-cell table:style-name="ce20">
            <text:list>
              <text:list-item>
                <text:h text:outline-level="10" text:restart-numbering="0" text:is-list-header="0" text:style-name="P63"><text:span text:style-name="T55">Informações que você considera relevante.</text:span><text:span/></text:h>
              </text:list-item>
            </text:list>
          </table:table-cell>
        </table:table-row>
      </table:table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4"><text:span/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57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657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57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57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57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57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57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57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57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657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657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657" style:display-name="Header Char" style:family="text" style:name="43"/>
    <style:style style:parent-style-name="657" style:display-name="Footer Char" style:family="text" style:name="45"/>
    <style:style style:parent-style-name="652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657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657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47">
      <style:text-properties fo:color="#000000" fo:font-family="Times New Roman" style:font-family-asian="SimSun" style:font-family-complex="Times New Roman" fo:font-size="10pt" fo:language="pt" fo:country="BR"/>
      <style:paragraph-properties/>
    </style:style>
    <style:style style:parent-style-name="647" style:display-name="Standard" style:family="paragraph" style:name="648">
      <style:text-properties fo:font-family="Calibri" style:font-family-asian="宋体" style:font-family-complex="F" fo:language="en" fo:country="US"/>
      <style:paragraph-properties/>
    </style:style>
    <style:style style:parent-style-name="648" style:display-name="Heading" style:family="paragraph" style:name="649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48" style:display-name="Text body" style:family="paragraph" style:name="650">
      <style:paragraph-properties fo:line-height="115%" fo:margin-top="0pt" fo:margin-bottom="7pt"/>
    </style:style>
    <style:style style:parent-style-name="650" style:display-name="List" style:family="paragraph" style:name="651">
      <style:text-properties style:font-family-complex="Lohit Devanagari"/>
    </style:style>
    <style:style style:parent-style-name="648" style:display-name="Caption" style:family="paragraph" style:name="652">
      <style:text-properties style:font-family-complex="Lohit Devanagari" fo:font-size="12pt" fo:font-style="italic"/>
      <style:paragraph-properties fo:margin-top="6pt" fo:margin-bottom="6pt"/>
    </style:style>
    <style:style style:parent-style-name="648" style:display-name="Index" style:family="paragraph" style:name="653">
      <style:text-properties style:font-family-complex="Lohit Devanagari"/>
    </style:style>
    <style:style style:parent-style-name="648" style:display-name="Header and Footer" style:family="paragraph" style:name="654"/>
    <style:style style:parent-style-name="648" style:display-name="Header" style:family="paragraph" style:name="655">
      <style:paragraph-properties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648" style:display-name="Footer" style:family="paragraph" style:name="656">
      <style:paragraph-properties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647" style:class="default" style:display-name="Default Paragraph Font" style:family="text" style:name="657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2.54cm" fo:margin-left="3.175cm" fo:margin-right="3.175cm"/>
      <style:header-style>
        <style:header-footer-properties svg:height="1.27cm" fo:min-height="1.27cm"/>
      </style:header-style>
    </style:page-layout>
    <style:page-layout style:name="Mpm2">
      <style:page-layout-properties fo:page-width="21cm" fo:page-height="29.7cm" style:print-orientation="portrait" fo:margin-top="2.54cm" fo:margin-bottom="2.54cm" fo:margin-left="3.175cm" fo:margin-right="3.175cm"/>
      <style:header-style>
        <style:header-footer-properties svg:height="1.27cm" fo:min-height="1.27cm"/>
      </style:header-style>
    </style:page-layout>
    <style:style style:family="table" style:name="ta1">
      <style:table-properties style:width="15.03cm" fo:margin-left="0.00882cm" table:align="left"/>
    </style:style>
    <style:style style:family="table-column" style:name="co1">
      <style:table-column-properties style:column-width="3.295cm"/>
    </style:style>
    <style:style style:family="table-column" style:name="co2">
      <style:table-column-properties style:column-width="11.73cm"/>
    </style:style>
    <style:style style:family="table-row" style:name="ro1">
      <style:table-row-properties/>
    </style:style>
    <style:style style:family="table-cell" style:name="ce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55" style:family="paragraph" style:name="P40">
      <style:text-properties fo:font-size="10pt"/>
      <style:paragraph-properties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able-cell" style:name="ce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55" style:family="paragraph" style:name="P41">
      <style:text-properties fo:color="#202124" fo:font-family="Arial" style:font-family-asian="Arial" style:font-family-complex="Arial" fo:font-size="14pt" fo:language="pt" fo:country="BR" fo:background-color="#ffffff"/>
      <style:paragraph-properties fo:text-align="center">
        <style:tab-stops>
          <style:tab-stop style:position="7.499cm" style:type="center"/>
          <style:tab-stop style:position="15cm" style:type="right"/>
        </style:tab-stops>
      </style:paragraph-properties>
    </style:style>
    <style:style style:family="text" style:name="T24">
      <style:text-properties fo:color="#202124" fo:font-family="Arial" style:font-family-asian="Arial" style:font-family-complex="Arial" fo:font-size="14pt" fo:language="pt" fo:country="BR" fo:background-color="#ffffff"/>
    </style:style>
    <style:style style:parent-style-name="655" style:family="paragraph" style:name="P42">
      <style:text-properties fo:color="#202124" fo:font-family="Arial Black" style:font-family-asian="Arial" style:font-family-complex="Arial Black" fo:font-size="14pt" fo:language="pt" fo:country="BR" fo:background-color="#ffffff"/>
      <style:paragraph-properties fo:text-align="center">
        <style:tab-stops>
          <style:tab-stop style:position="7.499cm" style:type="center"/>
          <style:tab-stop style:position="15cm" style:type="right"/>
        </style:tab-stops>
      </style:paragraph-properties>
    </style:style>
    <style:style style:family="text" style:name="T25">
      <style:text-properties fo:color="#202124" fo:font-family="Arial Black" style:font-family-asian="Arial" style:font-family-complex="Arial Black" fo:font-size="14pt" fo:language="pt" fo:country="BR" fo:background-color="#ffffff"/>
    </style:style>
    <style:style style:parent-style-name="655" style:family="paragraph" style:name="P43">
      <style:text-properties fo:language="pt" fo:country="BR"/>
      <style:paragraph-properties/>
    </style:style>
    <style:style style:family="text" style:name="T26">
      <style:text-properties fo:language="pt" fo:country="BR"/>
    </style:style>
    <style:style style:family="table" style:name="ta3">
      <style:table-properties style:width="15.03cm" fo:margin-left="0.00882cm" table:align="left"/>
    </style:style>
    <style:style style:family="table-column" style:name="co5">
      <style:table-column-properties style:column-width="3.295cm"/>
    </style:style>
    <style:style style:family="table-column" style:name="co6">
      <style:table-column-properties style:column-width="11.73cm"/>
    </style:style>
    <style:style style:family="table-row" style:name="ro3">
      <style:table-row-properties/>
    </style:style>
    <style:style style:family="table-cell" style:name="ce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55" style:family="paragraph" style:name="P45">
      <style:text-properties fo:font-size="10pt"/>
      <style:paragraph-properties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Graphics" style:family="graphic" style:name="gr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able-cell" style:name="ce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55" style:family="paragraph" style:name="P46">
      <style:text-properties fo:color="#202124" fo:font-family="Arial" style:font-family-asian="Arial" style:font-family-complex="Arial" fo:font-size="14pt" fo:language="pt" fo:country="BR" fo:background-color="#ffffff"/>
      <style:paragraph-properties fo:text-align="center">
        <style:tab-stops>
          <style:tab-stop style:position="7.499cm" style:type="center"/>
          <style:tab-stop style:position="15cm" style:type="right"/>
        </style:tab-stops>
      </style:paragraph-properties>
    </style:style>
    <style:style style:family="text" style:name="T27">
      <style:text-properties fo:color="#202124" fo:font-family="Arial" style:font-family-asian="Arial" style:font-family-complex="Arial" fo:font-size="14pt" fo:language="pt" fo:country="BR" fo:background-color="#ffffff"/>
    </style:style>
    <style:style style:parent-style-name="655" style:family="paragraph" style:name="P47">
      <style:text-properties fo:color="#202124" fo:font-family="Arial Black" style:font-family-asian="Arial" style:font-family-complex="Arial Black" fo:font-size="14pt" fo:language="pt" fo:country="BR" fo:background-color="#ffffff"/>
      <style:paragraph-properties fo:text-align="center">
        <style:tab-stops>
          <style:tab-stop style:position="7.499cm" style:type="center"/>
          <style:tab-stop style:position="15cm" style:type="right"/>
        </style:tab-stops>
      </style:paragraph-properties>
    </style:style>
    <style:style style:family="text" style:name="T28">
      <style:text-properties fo:color="#202124" fo:font-family="Arial Black" style:font-family-asian="Arial" style:font-family-complex="Arial Black" fo:font-size="14pt" fo:language="pt" fo:country="BR" fo:background-color="#ffffff"/>
    </style:style>
    <style:style style:parent-style-name="655" style:family="paragraph" style:name="P48">
      <style:text-properties fo:language="pt" fo:country="BR"/>
      <style:paragraph-properties/>
    </style:style>
    <style:style style:family="text" style:name="T29">
      <style:text-properties fo:language="pt" fo:country="BR"/>
    </style:style>
  </office:automatic-styles>
  <office:master-styles>
    <style:master-page style:name="Standard" style:page-layout-name="Mpm1">
      <style:header>
        <table:table table:style-name="ta1">
          <table:table-columns>
            <table:table-column table:style-name="co1"/>
            <table:table-column table:style-name="co2"/>
          </table:table-columns>
          <table:table-row table:style-name="ro1">
            <table:table-cell table:style-name="ce1">
              <text:list>
                <text:list-item>
                  <text:h text:outline-level="10" text:restart-numbering="0" text:is-list-header="0" text:style-name="P40"><text:span/><draw:frame draw:name="Imagem 1" draw:style-name="gr3" text:anchor-type="as-char" svg:width="2.711cm" svg:height="1.815cm" svg:x="0cm" svg:y="0cm"><draw:image xlink:href="Pictures/image1.png" xlink:type="simple" xlink:show="embed" xlink:actuate="onLoad"/></draw:frame><text:span/></text:h>
                </text:list-item>
              </text:list>
            </table:table-cell>
            <table:table-cell table:style-name="ce2">
              <text:list>
                <text:list-item>
                  <text:h text:outline-level="10" text:restart-numbering="0" text:is-list-header="0" text:style-name="P41"><text:span text:style-name="T24">Centro Estadual de Educação Profissional Pedro Boaretto Neto</text:span><text:span/></text:h>
                </text:list-item>
                <text:list-item>
                  <text:h text:outline-level="10" text:restart-numbering="0" text:is-list-header="0" text:style-name="P42"><text:span text:style-name="T25">ANALISE DE PROJETO E SISTEMA</text:span><text:span/></text:h>
                </text:list-item>
              </text:list>
            </table:table-cell>
          </table:table-row>
        </table:table>
        <text:p text:style-name="P43"><text:span text:style-name="T26"/><text:span/></text:p>
      </style:header>
    </style:master-page>
    <style:master-page style:name="MasterPage2" style:page-layout-name="Mpm2">
      <style:header>
        <table:table table:style-name="ta3">
          <table:table-columns>
            <table:table-column table:style-name="co5"/>
            <table:table-column table:style-name="co6"/>
          </table:table-columns>
          <table:table-row table:style-name="ro3">
            <table:table-cell table:style-name="ce4">
              <text:list>
                <text:list-item>
                  <text:h text:outline-level="10" text:restart-numbering="0" text:is-list-header="0" text:style-name="P45"><text:span/><draw:frame draw:name="Imagem 1" draw:style-name="gr4" text:anchor-type="as-char" svg:width="2.711cm" svg:height="1.815cm" svg:x="0cm" svg:y="0cm"><draw:image xlink:href="Pictures/image1.png" xlink:type="simple" xlink:show="embed" xlink:actuate="onLoad"/></draw:frame><text:span/></text:h>
                </text:list-item>
              </text:list>
            </table:table-cell>
            <table:table-cell table:style-name="ce5">
              <text:list>
                <text:list-item>
                  <text:h text:outline-level="10" text:restart-numbering="0" text:is-list-header="0" text:style-name="P46"><text:span text:style-name="T27">Centro Estadual de Educação Profissional Pedro Boaretto Neto</text:span><text:span/></text:h>
                </text:list-item>
                <text:list-item>
                  <text:h text:outline-level="10" text:restart-numbering="0" text:is-list-header="0" text:style-name="P47"><text:span text:style-name="T28">ANALISE DE PROJETO E SISTEMA</text:span><text:span/></text:h>
                </text:list-item>
              </text:list>
            </table:table-cell>
          </table:table-row>
        </table:table>
        <text:p text:style-name="P48"><text:span text:style-name="T29"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